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26e0" officeooo:paragraph-rsid="000626e0"/>
    </style:style>
    <style:style style:name="P2" style:family="paragraph" style:parent-style-name="Standard">
      <style:text-properties officeooo:rsid="000641a1" officeooo:paragraph-rsid="000641a1"/>
    </style:style>
    <style:style style:name="P3" style:family="paragraph" style:parent-style-name="Standard">
      <style:text-properties officeooo:rsid="0006485c" officeooo:paragraph-rsid="0006485c"/>
    </style:style>
    <style:style style:name="P4" style:family="paragraph" style:parent-style-name="Standard">
      <style:text-properties officeooo:rsid="0008fa63" officeooo:paragraph-rsid="0008fa63"/>
    </style:style>
    <style:style style:name="P5" style:family="paragraph" style:parent-style-name="Standard">
      <style:text-properties officeooo:rsid="000c1afd" officeooo:paragraph-rsid="000c1afd"/>
    </style:style>
    <style:style style:name="P6" style:family="paragraph" style:parent-style-name="Standard">
      <style:text-properties officeooo:rsid="000e796d" officeooo:paragraph-rsid="000e796d"/>
    </style:style>
    <style:style style:name="P7" style:family="paragraph" style:parent-style-name="Standard">
      <style:text-properties officeooo:rsid="000ea9f5" officeooo:paragraph-rsid="000ea9f5"/>
    </style:style>
    <style:style style:name="P8" style:family="paragraph" style:parent-style-name="Standard">
      <style:text-properties officeooo:rsid="000fabef" officeooo:paragraph-rsid="000fabef"/>
    </style:style>
    <style:style style:name="P9" style:family="paragraph" style:parent-style-name="Standard">
      <style:text-properties officeooo:rsid="000fe064" officeooo:paragraph-rsid="000fe064"/>
    </style:style>
    <style:style style:name="T1" style:family="text">
      <style:text-properties officeooo:rsid="000641a1"/>
    </style:style>
    <style:style style:name="T2" style:family="text">
      <style:text-properties officeooo:rsid="0006485c"/>
    </style:style>
    <style:style style:name="T3" style:family="text">
      <style:text-properties officeooo:rsid="0006fbd2"/>
    </style:style>
    <style:style style:name="T4" style:family="text">
      <style:text-properties officeooo:rsid="000a5f2c"/>
    </style:style>
    <style:style style:name="T5" style:family="text">
      <style:text-properties officeooo:rsid="000dc0de"/>
    </style:style>
    <style:style style:name="T6" style:family="text">
      <style:text-properties officeooo:rsid="000fab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OPs Interview Questions</text:p>
      <text:p text:style-name="P1"/>
      <text:p text:style-name="P1">Q) Four main principles of OOP Concepts?</text:p>
      <text:p text:style-name="P1">- Inheritance</text:p>
      <text:p text:style-name="P1">- Polymorphism</text:p>
      <text:p text:style-name="P1">- Data encapsulation</text:p>
      <text:p text:style-name="P1">- Abstraction</text:p>
      <text:p text:style-name="P1"/>
      <text:p text:style-name="P1">Q) What is inheritance?</text:p>
      <text:p text:style-name="P1">- The process that one class acquires the properties and behaviors of another class is called inheritance. This means that the properties and behaviors of parent class can be used in the child class without rewriting. Inheritance provides reusability of code.</text:p>
      <text:p text:style-name="P1"/>
      <text:p text:style-name="P1">Q) <text:span text:style-name="T1">Does Java support Multiple Inheritance?</text:span></text:p>
      <text:p text:style-name="P1">- <text:span text:style-name="T1">When a class extends more than one classes than it is called multiple inheritance. Java doesn’t support multiple inheritance whereas C++ support it. For instance, lets say class C inherits A and B classes. If A and B classes have the same method and you call it from child class object, there will be ambiguity problem.</text:span></text:p>
      <text:p text:style-name="P1"/>
      <text:p text:style-name="P2">Q) What is Polymorphism and what are the types of it?</text:p>
      <text:p text:style-name="P2">- Polymorphism is the ability of an object to take multiple forms. <text:span text:style-name="T2">This means that it is to have more than one method with the same name in a single class. There are two types of Polymorphism: overriding at runtime(dynamic) and overloading at compile time(static).</text:span></text:p>
      <text:p text:style-name="P2"/>
      <text:p text:style-name="P3">Q) What is method overriding in Java?</text:p>
      <text:p text:style-name="P3">- When a sub class overrides the methods of super class then it is called overriding. To override a method, the signature of method in child class must match with the method signature in parent class.</text:p>
      <text:p text:style-name="P3"/>
      <text:p text:style-name="P3">Q) Can we override a static method?</text:p>
      <text:p text:style-name="P3">- No, we cannot override a static method in Java. <text:span text:style-name="T3">Because method overriding only occurs at runtime. Static methods are looked up at compiler time. This means that we can overload a static method.</text:span></text:p>
      <text:p text:style-name="P4"/>
      <text:p text:style-name="P4">Q) What is method overloading?</text:p>
      <text:p text:style-name="P4">- when a class has more than one methods with the same name but different number, sequence or types of arguments then it is known as method overloading.</text:p>
      <text:p text:style-name="P4"/>
      <text:p text:style-name="P4">Q) What is Encapsulation?</text:p>
      <text:p text:style-name="P4">- <text:span text:style-name="T4">Binding code and data together into a single unit are known as encapsulation. This also means to hide data in order to make it safe from other classes. For instance, we create a private variable then we can access it through setter and getter method that we can get and set the private variable.</text:span></text:p>
      <text:p text:style-name="P4"/>
      <text:p text:style-name="P5">Q) What is an abstract class in Java?</text:p>
      <text:p text:style-name="P5">- <text:span text:style-name="T5">we cannot create the object of abstract class. We can only extend such classes. We can achieve partial abstraction using abstract class, to achieve full abstraction we use interface.</text:span></text:p>
      <text:p text:style-name="P5"/>
      <text:p text:style-name="P6">Q) What is interface in Java?</text:p>
      <text:p text:style-name="P6">- Interface is a blueprint of a class. It has static constants and abstract methods. It is used to achieve abstraction.</text:p>
      <text:p text:style-name="P6"/>
      <text:p text:style-name="P6">Q) What is the difference between abstract class and interface?</text:p>
      <text:p text:style-name="P6"><text:soft-page-break/>- abstract class can have abstract and non-abstract methods. An interface can only have abstract methods.</text:p>
      <text:p text:style-name="P6">- an abstract class can have static methods but an interface cannot have static methods.</text:p>
      <text:p text:style-name="P6">- abstract class can have constructors but an interface cannot have constructors.</text:p>
      <text:p text:style-name="P6"/>
      <text:p text:style-name="P7">Q) What is a constructor in Java?</text:p>
      <text:p text:style-name="P7">- Constructor is used for creating an instance of a class, they are invoked when an instance of class are created.</text:p>
      <text:p text:style-name="P7"/>
      <text:p text:style-name="P7">Q) Can a constructor call the constructor of parent class?</text:p>
      <text:p text:style-name="P7">- Yes, In fact it happens by default. However we can still call it using super keyword. For instance, super() can be used for calling super class default constructor.</text:p>
      <text:p text:style-name="P7">- Note: super() must be the first statement in a constructor.</text:p>
      <text:p text:style-name="P7"/>
      <text:p text:style-name="P7">Q) THIS keyword?</text:p>
      <text:p text:style-name="P7">- the THIS keyword is a reference to the current object.</text:p>
      <text:p text:style-name="P7"/>
      <text:p text:style-name="P7">Q) What is static variable in Java?</text:p>
      <text:p text:style-name="P7">- the static variable gets memory only once in the class area at the time of class loading. The static variable can be used to refer to the common property <text:s/>of all object.</text:p>
      <text:p text:style-name="P7"/>
      <text:p text:style-name="P7">Q) What is a static block?</text:p>
      <text:p text:style-name="P7">- a static block gets executed at the time of class loading. They are used for initializing static variables.</text:p>
      <text:p text:style-name="P7"/>
      <text:p text:style-name="P7">Q) what is a static method?</text:p>
      <text:p text:style-name="P7">- <text:span text:style-name="T6">Static methods can be called directly without creating the instance(object) of the class. A static method can access all the static variable of a class directly but it cannot access non-static variables without creating instance of class.</text:span></text:p>
      <text:p text:style-name="P7"/>
      <text:p text:style-name="P8">Q) Use of final keyword in Java?</text:p>
      <text:p text:style-name="P8">- Final methods: These methods cannot be overridden by any other method.</text:p>
      <text:p text:style-name="P8">- Final variable: Constants, the value of these variable cannot be changed.</text:p>
      <text:p text:style-name="P8">- Final class: Such classes cannot be inherited by other classes.</text:p>
      <text:p text:style-name="P8"/>
      <text:p text:style-name="P8">Q) What is a object class?</text:p>
      <text:p text:style-name="P8">- This is a special class defined by Java: all other classes are subclasses of object class. Object class is superclass of all other classes.</text:p>
      <text:p text:style-name="P8">- objectClone(): to creates a new object that is same as the object being cloned.</text:p>
      <text:p text:style-name="P8">- boolean equals(Object obj): determines whether one object is equal to another.</text:p>
      <text:p text:style-name="P8">- toString(): returns a string representation of the object.</text:p>
      <text:p text:style-name="P8"/>
      <text:p text:style-name="P9">Q) What are Packages in Java?</text:p>
      <text:p text:style-name="P9">- it is a group of similar types of classes, interfaces and sub-packages. There are two forms, built-in and user-defined pack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03:50:52.810130484</meta:creation-date>
    <dc:date>2018-10-04T10:06:34.533750385</dc:date>
    <meta:editing-duration>PT23M30S</meta:editing-duration>
    <meta:editing-cycles>5</meta:editing-cycles>
    <meta:generator>LibreOffice/6.0.6.2$Linux_X86_64 LibreOffice_project/00m0$Build-2</meta:generator>
    <meta:document-statistic meta:table-count="0" meta:image-count="0" meta:object-count="0" meta:page-count="2" meta:paragraph-count="52" meta:word-count="814" meta:character-count="4665" meta:non-whitespace-character-count="3902"/>
  </office:meta>
</office:document-meta>
</file>